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</office:automatic-styles>
  <office:body>
    <office:text>
      <text:p text:style-name="Text_20_body"><text:span text:style-name="T1">Name</text:span>: Uvarov Michael</text:p>
      <text:p text:style-name="Text_20_body"><text:span text:style-name="T2">E</text:span><text:span text:style-name="T3">-</text:span><text:span text:style-name="T4">mail</text:span><text:span text:style-name="T5"> </text:span><text:span text:style-name="T6">address</text:span>: freeakk@gmail.com</text:p>
      <text:p text:style-name="Text_20_body"><text:span text:style-name="T7">IRC</text:span><text:span text:style-name="T8"> </text:span><text:span text:style-name="T9">nickname</text:span><text:span text:style-name="T10"> </text:span><text:span text:style-name="T11">(</text:span><text:span text:style-name="T12">if</text:span><text:span text:style-name="T13"> </text:span><text:span text:style-name="T14">any</text:span><text:span text:style-name="T15">)</text:span>: freeakk</text:p>
      <text:p text:style-name="Text_20_body"><text:span text:style-name="T16">Any</text:span><text:span text:style-name="T17"> </text:span><text:span text:style-name="T18">personal</text:span><text:span text:style-name="T19"> </text:span><text:span text:style-name="T20">websites</text:span><text:span text:style-name="T21">,</text:span><text:span text:style-name="T22"> </text:span><text:span text:style-name="T23">blogs</text:span><text:span text:style-name="T24">,</text:span><text:span text:style-name="T25"> </text:span><text:span text:style-name="T26">identica</text:span><text:span text:style-name="T27">,</text:span><text:span text:style-name="T28"> </text:span><text:span text:style-name="T29">twitter</text:span><text:span text:style-name="T30">,</text:span><text:span text:style-name="T31"> </text:span><text:span text:style-name="T32">etc</text:span>: <text:a xlink:type="simple" xlink:href="https://github.com/freeakk" office:name=""><text:span text:style-name="Definition">Github profile</text:span></text:a></text:p>
      <text:p text:style-name="Text_20_body"><text:span text:style-name="T33">Biography</text:span><text:span text:style-name="T34"> </text:span><text:span text:style-name="T35">(</text:span><text:span text:style-name="T36">tell</text:span><text:span text:style-name="T37"> </text:span><text:span text:style-name="T38">us</text:span><text:span text:style-name="T39"> </text:span><text:span text:style-name="T40">a</text:span><text:span text:style-name="T41"> </text:span><text:span text:style-name="T42">bit</text:span><text:span text:style-name="T43"> </text:span><text:span text:style-name="T44">about</text:span><text:span text:style-name="T45"> </text:span><text:span text:style-name="T46">yourself</text:span><text:span text:style-name="T47">)</text:span><text:span text:style-name="T48">:</text:span></text:p>
      <text:p text:style-name="Text_20_body">I am from Rostov-on-Don in Russia. I am 21 years old. I am studding at Southern Federal University from 2008. I use Open Source software every day.</text:p>
      <text:p text:style-name="Text_20_body">At 2007, I started to help my school with an Internet gateway and I made a decision to use GNU/Linux for this task. Then I was in Traffpro command as a front-end developer.</text:p>
      <text:p text:style-name="Text_20_body">My first passion in programming was PHP. It was simple and there were a lot of literature about it. I used PHP for four years with a set of other technologies, such as REST, XML and AJAX. I learned JavaScript and SQL. The university helped me to improve my skills.</text:p>
      <text:p text:style-name="Text_20_body">Finally, Erlang became my main programming language. I found a noisy problem with advanced Unicode support and solved it. Of course my approach was not so efficient and did not support locales. That's why, I created a binding for ICU library as an alternative.</text:p>
      <text:p text:style-name="Text_20_body">I decided to participate in GSoC 2012, because I like Open Source software and want to make it better. I want to gain invaluable experience of developing in international command of professionals.</text:p>
      <text:p text:style-name="Text_20_body"><text:span text:style-name="T49">Eligibility</text:span>: yes</text:p>
      <text:h text:style-name="Heading_20_1" text:outline-level="1">Background Information</text:h>
      <text:p text:style-name="First_20_paragraph"><text:span text:style-name="T50">Have</text:span><text:span text:style-name="T51"> </text:span><text:span text:style-name="T52">you</text:span><text:span text:style-name="T53"> </text:span><text:span text:style-name="T54">taken</text:span><text:span text:style-name="T55"> </text:span><text:span text:style-name="T56">part</text:span><text:span text:style-name="T57"> </text:span><text:span text:style-name="T58">in</text:span><text:span text:style-name="T59"> </text:span><text:span text:style-name="T60">GSoC</text:span><text:span text:style-name="T61"> </text:span><text:span text:style-name="T62">and</text:span><text:span text:style-name="T63">/</text:span><text:span text:style-name="T64">or</text:span><text:span text:style-name="T65"> </text:span><text:span text:style-name="T66">GHOP</text:span><text:span text:style-name="T67"> </text:span><text:span text:style-name="T68">and</text:span><text:span text:style-name="T69">/</text:span><text:span text:style-name="T70">or</text:span><text:span text:style-name="T71"> </text:span><text:span text:style-name="T72">GCI</text:span><text:span text:style-name="T73"> </text:span><text:span text:style-name="T74">before</text:span><text:span text:style-name="T75">?</text:span></text:p>
      <text:p text:style-name="Text_20_body">No, I have not.</text:p>
      <text:p text:style-name="Text_20_body"><text:span text:style-name="T76">Please</text:span><text:span text:style-name="T77"> </text:span><text:span text:style-name="T78">tell</text:span><text:span text:style-name="T79"> </text:span><text:span text:style-name="T80">us</text:span><text:span text:style-name="T81"> </text:span><text:span text:style-name="T82">about</text:span><text:span text:style-name="T83"> </text:span><text:span text:style-name="T84">any</text:span><text:span text:style-name="T85"> </text:span><text:span text:style-name="T86">previous</text:span><text:span text:style-name="T87"> </text:span><text:span text:style-name="T88">experience</text:span><text:span text:style-name="T89"> </text:span><text:span text:style-name="T90">you</text:span><text:span text:style-name="T91"> </text:span><text:span text:style-name="T92">have</text:span><text:span text:style-name="T93"> </text:span><text:span text:style-name="T94">with</text:span><text:span text:style-name="T95"> </text:span><text:span text:style-name="T96">Xapian</text:span><text:span text:style-name="T97">,</text:span><text:span text:style-name="T98"> </text:span><text:span text:style-name="T99">or</text:span><text:span text:style-name="T100"> </text:span><text:span text:style-name="T101">other</text:span><text:span text:style-name="T102"> </text:span><text:span text:style-name="T103">systems</text:span><text:span text:style-name="T104"> </text:span><text:span text:style-name="T105">for</text:span><text:span text:style-name="T106"> </text:span><text:span text:style-name="T107">indexed</text:span><text:span text:style-name="T108"> </text:span><text:span text:style-name="T109">text</text:span><text:span text:style-name="T110"> </text:span><text:span text:style-name="T111">search</text:span><text:span text:style-name="T112">.</text:span></text:p>
      <text:p text:style-name="Text_20_body">I used MyISAM full-text indexes. Also, I worked under Unicode Collation Algorithm in Erlang.</text:p>
      <text:p text:style-name="Text_20_body"><text:span text:style-name="T113">Do</text:span><text:span text:style-name="T114"> </text:span><text:span text:style-name="T115">you</text:span><text:span text:style-name="T116"> </text:span><text:span text:style-name="T117">have</text:span><text:span text:style-name="T118"> </text:span><text:span text:style-name="T119">previous</text:span><text:span text:style-name="T120"> </text:span><text:span text:style-name="T121">experience</text:span><text:span text:style-name="T122"> </text:span><text:span text:style-name="T123">with</text:span><text:span text:style-name="T124"> </text:span><text:span text:style-name="T125">Free</text:span><text:span text:style-name="T126"> </text:span><text:span text:style-name="T127">Software</text:span><text:span text:style-name="T128"> </text:span><text:span text:style-name="T129">and</text:span><text:span text:style-name="T130"> </text:span><text:span text:style-name="T131">Open</text:span><text:span text:style-name="T132"> </text:span><text:span text:style-name="T133">Source</text:span><text:span text:style-name="T134"> </text:span><text:span text:style-name="T135">other</text:span><text:span text:style-name="T136"> </text:span><text:span text:style-name="T137">than</text:span><text:span text:style-name="T138"> </text:span><text:span text:style-name="T139">Xapian</text:span><text:span text:style-name="T140">?</text:span></text:p>
      <text:p text:style-name="Text_20_body">I am a participant of erlang-question mail list. I forked etorrent torrent client and wrote webui for it. I developed Erlang version of an Unicode collator and a library for handling Unicode strings using Unicode Character Database. I used many applications from Erlang/OTP:</text:p>
      <text:p text:style-name="Text_20_body">mnesia, eunit, tv, appmon.</text:p>
      <text:p text:style-name="Text_20_body">And applications from other developers:</text:p>
      <text:list text:style-name="L1">
        <text:list-item>
          <text:p text:style-name="P1">I created few small plugins for rebar.</text:p>
        </text:list-item>
        <text:list-item>
          <text:p text:style-name="P1">I am using lager and SASL for logging.</text:p>
        </text:list-item>
        <text:list-item>
          <text:p text:style-name="P1">I am using gproc as a dictionary of processes.</text:p>
        </text:list-item>
        <text:list-item>
          <text:p text:style-name="P1">I used mochiweb and cowboy as web servers.</text:p>
        </text:list-item>
        <text:list-item>
          <text:p text:style-name="P1">I am an user of few JavaScript libraries: qooxdoo, ExtJS, jQuery and a former PHP enthusiast.</text:p>
        </text:list-item>
      </text:list>
      <text:p text:style-name="First_20_paragraph"><text:span text:style-name="T141">What</text:span><text:span text:style-name="T142"> </text:span><text:span text:style-name="T143">other</text:span><text:span text:style-name="T144"> </text:span><text:span text:style-name="T145">relevant</text:span><text:span text:style-name="T146"> </text:span><text:span text:style-name="T147">prior</text:span><text:span text:style-name="T148"> </text:span><text:span text:style-name="T149">experience</text:span><text:span text:style-name="T150"> </text:span><text:span text:style-name="T151">do</text:span><text:span text:style-name="T152"> </text:span><text:span text:style-name="T153">you</text:span><text:span text:style-name="T154"> </text:span><text:span text:style-name="T155">have</text:span><text:span text:style-name="T156"> </text:span><text:span text:style-name="T157">(</text:span><text:span text:style-name="T158">courses</text:span><text:span text:style-name="T159"> </text:span><text:span text:style-name="T160">taken</text:span><text:span text:style-name="T161"> </text:span><text:span text:style-name="T162">at</text:span><text:span text:style-name="T163"> </text:span><text:span text:style-name="T164">college</text:span><text:span text:style-name="T165">,</text:span><text:span text:style-name="T166"> </text:span><text:span text:style-name="T167">hobbies</text:span><text:span text:style-name="T168">,</text:span><text:span text:style-name="T169"> </text:span><text:span text:style-name="T170">holiday</text:span><text:span text:style-name="T171"> </text:span><text:span text:style-name="T172">jobs</text:span><text:span text:style-name="T173">,</text:span><text:span text:style-name="T174"> </text:span><text:span text:style-name="T175">etc</text:span><text:span text:style-name="T176">)</text:span><text:span text:style-name="T177">?</text:span></text:p>
      <text:list text:style-name="L2">
        <text:list-item>
          <text:p text:style-name="P2">Courses of C/C++.</text:p>
        </text:list-item>
        <text:list-item>
          <text:p text:style-name="P2">Coding in Erlang as a hobby.</text:p>
        </text:list-item>
      </text:list>
      <text:p text:style-name="First_20_paragraph"><text:span text:style-name="T178">What</text:span><text:span text:style-name="T179"> </text:span><text:span text:style-name="T180">development</text:span><text:span text:style-name="T181"> </text:span><text:span text:style-name="T182">platforms</text:span><text:span text:style-name="T183">,</text:span><text:span text:style-name="T184"> </text:span><text:span text:style-name="T185">tools</text:span><text:span text:style-name="T186"> </text:span><text:span text:style-name="T187">and</text:span><text:span text:style-name="T188"> </text:span><text:span text:style-name="T189">methods</text:span><text:span text:style-name="T190"> </text:span><text:span text:style-name="T191">do</text:span><text:span text:style-name="T192"> </text:span><text:span text:style-name="T193">you</text:span><text:span text:style-name="T194"> </text:span><text:span text:style-name="T195">prefer</text:span><text:span text:style-name="T196"> </text:span><text:span text:style-name="T197">to</text:span><text:span text:style-name="T198"> </text:span><text:span text:style-name="T199">use</text:span><text:span text:style-name="T200">?</text:span></text:p>
      <text:p text:style-name="Text_20_body">Platform: Debian Linux, Erlang/OTP</text:p>
      <text:p text:style-name="Text_20_body">Tools: rebar, make, git, vim</text:p>
      <text:p text:style-name="Text_20_body">Methods: TDD</text:p>
      <text:p text:style-name="Text_20_body"><text:span text:style-name="T201">Have</text:span><text:span text:style-name="T202"> </text:span><text:span text:style-name="T203">you</text:span><text:span text:style-name="T204"> </text:span><text:span text:style-name="T205">previously</text:span><text:span text:style-name="T206"> </text:span><text:span text:style-name="T207">been</text:span><text:span text:style-name="T208"> </text:span><text:span text:style-name="T209">responsible</text:span><text:span text:style-name="T210"> </text:span><text:span text:style-name="T211">(</text:span><text:span text:style-name="T212">as</text:span><text:span text:style-name="T213"> </text:span><text:span text:style-name="T214">an</text:span><text:span text:style-name="T215"> </text:span><text:span text:style-name="T216">employee</text:span><text:span text:style-name="T217">/</text:span><text:span text:style-name="T218">volunteer</text:span><text:span text:style-name="T219">/</text:span><text:span text:style-name="T220">student</text:span><text:span text:style-name="T221">/</text:span><text:span text:style-name="T222">etc</text:span><text:span text:style-name="T223">)</text:span><text:span text:style-name="T224"> </text:span><text:span text:style-name="T225">for</text:span><text:span text:style-name="T226"> </text:span><text:span text:style-name="T227">a</text:span><text:span text:style-name="T228"> </text:span><text:span text:style-name="T229">project</text:span><text:span text:style-name="T230"> </text:span><text:span text:style-name="T231">of</text:span><text:span text:style-name="T232"> </text:span><text:span text:style-name="T233">a</text:span><text:span text:style-name="T234"> </text:span><text:span text:style-name="T235">similar</text:span><text:span text:style-name="T236"> </text:span><text:span text:style-name="T237">scope</text:span><text:span text:style-name="T238">?</text:span><text:span text:style-name="T239"> </text:span><text:span text:style-name="T240">If</text:span><text:span text:style-name="T241"> </text:span><text:span text:style-name="T242">so</text:span><text:span text:style-name="T243">,</text:span><text:span text:style-name="T244"> </text:span><text:span text:style-name="T245">tell</text:span><text:span text:style-name="T246"> </text:span><text:span text:style-name="T247">us</text:span><text:span text:style-name="T248"> </text:span><text:span text:style-name="T249">about</text:span><text:span text:style-name="T250"> </text:span><text:span text:style-name="T251">it</text:span><text:span text:style-name="T252">.</text:span></text:p>
      <text:p text:style-name="Text_20_body">I implemented ICU binding as NIFs. I used Erlang and C/C++. I learned a lot of things about interoperability of Erlang applications.</text:p>
      <text:p text:style-name="Text_20_body"><text:span text:style-name="T253">What</text:span><text:span text:style-name="T254"> </text:span><text:span text:style-name="T255">timezone</text:span><text:span text:style-name="T256"> </text:span><text:span text:style-name="T257">will</text:span><text:span text:style-name="T258"> </text:span><text:span text:style-name="T259">you</text:span><text:span text:style-name="T260"> </text:span><text:span text:style-name="T261">be</text:span><text:span text:style-name="T262"> </text:span><text:span text:style-name="T263">in</text:span><text:span text:style-name="T264"> </text:span><text:span text:style-name="T265">during</text:span><text:span text:style-name="T266"> </text:span><text:span text:style-name="T267">the</text:span><text:span text:style-name="T268"> </text:span><text:span text:style-name="T269">coding</text:span><text:span text:style-name="T270"> </text:span><text:span text:style-name="T271">period</text:span><text:span text:style-name="T272">?</text:span></text:p>
      <text:p text:style-name="Text_20_body">GMT+4 / MSK</text:p>
      <text:p text:style-name="Text_20_body"><text:span text:style-name="T273">Will</text:span><text:span text:style-name="T274"> </text:span><text:span text:style-name="T275">your</text:span><text:span text:style-name="T276"> </text:span><text:span text:style-name="T277">Summer</text:span><text:span text:style-name="T278"> </text:span><text:span text:style-name="T279">of</text:span><text:span text:style-name="T280"> </text:span><text:span text:style-name="T281">Code</text:span><text:span text:style-name="T282"> </text:span><text:span text:style-name="T283">project</text:span><text:span text:style-name="T284"> </text:span><text:span text:style-name="T285">be</text:span><text:span text:style-name="T286"> </text:span><text:span text:style-name="T287">the</text:span><text:span text:style-name="T288"> </text:span><text:span text:style-name="T289">main</text:span><text:span text:style-name="T290"> </text:span><text:span text:style-name="T291">focus</text:span><text:span text:style-name="T292"> </text:span><text:span text:style-name="T293">of</text:span><text:span text:style-name="T294"> </text:span><text:span text:style-name="T295">your</text:span><text:span text:style-name="T296"> </text:span><text:span text:style-name="T297">time</text:span><text:span text:style-name="T298"> </text:span><text:span text:style-name="T299">during</text:span><text:span text:style-name="T300"> </text:span><text:span text:style-name="T301">the</text:span><text:span text:style-name="T302"> </text:span><text:span text:style-name="T303">program</text:span><text:span text:style-name="T304">?</text:span></text:p>
      <text:p text:style-name="Text_20_body">Yes, it will.</text:p>
      <text:p text:style-name="Text_20_body"><text:span text:style-name="T305">How</text:span><text:span text:style-name="T306"> </text:span><text:span text:style-name="T307">many</text:span><text:span text:style-name="T308"> </text:span><text:span text:style-name="T309">hours</text:span><text:span text:style-name="T310"> </text:span><text:span text:style-name="T311">a</text:span><text:span text:style-name="T312"> </text:span><text:span text:style-name="T313">week</text:span><text:span text:style-name="T314"> </text:span><text:span text:style-name="T315">will</text:span><text:span text:style-name="T316"> </text:span><text:span text:style-name="T317">you</text:span><text:span text:style-name="T318"> </text:span><text:span text:style-name="T319">realistically</text:span><text:span text:style-name="T320"> </text:span><text:span text:style-name="T321">be</text:span><text:span text:style-name="T322"> </text:span><text:span text:style-name="T323">able</text:span><text:span text:style-name="T324"> </text:span><text:span text:style-name="T325">to</text:span><text:span text:style-name="T326"> </text:span><text:span text:style-name="T327">devote</text:span><text:span text:style-name="T328"> </text:span><text:span text:style-name="T329">to</text:span><text:span text:style-name="T330"> </text:span><text:span text:style-name="T331">your</text:span><text:span text:style-name="T332"> </text:span><text:span text:style-name="T333">project</text:span><text:span text:style-name="T334">?</text:span></text:p>
      <text:p text:style-name="Text_20_body">20 hours</text:p>
      <text:p text:style-name="Text_20_body"><text:span text:style-name="T335">Are</text:span><text:span text:style-name="T336"> </text:span><text:span text:style-name="T337">you</text:span><text:span text:style-name="T338"> </text:span><text:span text:style-name="T339">applying</text:span><text:span text:style-name="T340"> </text:span><text:span text:style-name="T341">for</text:span><text:span text:style-name="T342"> </text:span><text:span text:style-name="T343">other</text:span><text:span text:style-name="T344"> </text:span><text:span text:style-name="T345">projects</text:span><text:span text:style-name="T346"> </text:span><text:span text:style-name="T347">in</text:span><text:span text:style-name="T348"> </text:span><text:span text:style-name="T349">GSoC</text:span><text:span text:style-name="T350"> </text:span><text:span text:style-name="T351">2012</text:span><text:span text:style-name="T352">?</text:span></text:p>
      <text:p text:style-name="Text_20_body">No, I am not.</text:p>
      <text:h text:style-name="Heading_20_1" text:outline-level="1">Project name: Erlang binding</text:h>
      <text:h text:style-name="Heading_20_2" text:outline-level="2">Motivations</text:h>
      <text:p text:style-name="First_20_paragraph"><text:span text:style-name="T353">Why</text:span><text:span text:style-name="T354"> </text:span><text:span text:style-name="T355">have</text:span><text:span text:style-name="T356"> </text:span><text:span text:style-name="T357">you</text:span><text:span text:style-name="T358"> </text:span><text:span text:style-name="T359">chosen</text:span><text:span text:style-name="T360"> </text:span><text:span text:style-name="T361">this</text:span><text:span text:style-name="T362"> </text:span><text:span text:style-name="T363">particular</text:span><text:span text:style-name="T364"> </text:span><text:span text:style-name="T365">project</text:span><text:span text:style-name="T366">?</text:span></text:p>
      <text:list text:style-name="L3">
        <text:list-item>
          <text:p text:style-name="P3">This project is one of the projects that uses Erlang/OTP. It is my passion.</text:p>
        </text:list-item>
        <text:list-item>
          <text:p text:style-name="P3">This project has strong background in information retrieval field.</text:p>
        </text:list-item>
        <text:list-item>
          <text:p text:style-name="P3">I am interested in developing back-end applications.</text:p>
        </text:list-item>
        <text:list-item>
          <text:p text:style-name="P3">I think, it is a good challenge for a developer to participate in this kind of events.</text:p>
        </text:list-item>
        <text:list-item>
          <text:p text:style-name="P3">In my opinion, this work will be useful for community.</text:p>
        </text:list-item>
        <text:list-item>
          <text:p text:style-name="P3">It is fun.</text:p>
        </text:list-item>
      </text:list>
      <text:p text:style-name="First_20_paragraph"><text:span text:style-name="T367">Who</text:span><text:span text:style-name="T368"> </text:span><text:span text:style-name="T369">will</text:span><text:span text:style-name="T370"> </text:span><text:span text:style-name="T371">benefit</text:span><text:span text:style-name="T372"> </text:span><text:span text:style-name="T373">from</text:span><text:span text:style-name="T374"> </text:span><text:span text:style-name="T375">your</text:span><text:span text:style-name="T376"> </text:span><text:span text:style-name="T377">project</text:span><text:span text:style-name="T378"> </text:span><text:span text:style-name="T379">and</text:span><text:span text:style-name="T380"> </text:span><text:span text:style-name="T381">in</text:span><text:span text:style-name="T382"> </text:span><text:span text:style-name="T383">what</text:span><text:span text:style-name="T384"> </text:span><text:span text:style-name="T385">ways</text:span><text:span text:style-name="T386">?</text:span></text:p>
      <text:p text:style-name="Text_20_body">My project will serve both for the community of Erlang language and for Xapian.</text:p>
      <text:h text:style-name="Heading_20_1" text:outline-level="1">Project Details</text:h>
      <text:p text:style-name="First_20_paragraph"><text:span text:style-name="T387">Describe</text:span><text:span text:style-name="T388"> </text:span><text:span text:style-name="T389">any</text:span><text:span text:style-name="T390"> </text:span><text:span text:style-name="T391">existing</text:span><text:span text:style-name="T392"> </text:span><text:span text:style-name="T393">work</text:span><text:span text:style-name="T394"> </text:span><text:span text:style-name="T395">and</text:span><text:span text:style-name="T396"> </text:span><text:span text:style-name="T397">concepts</text:span><text:span text:style-name="T398"> </text:span><text:span text:style-name="T399">on</text:span><text:span text:style-name="T400"> </text:span><text:span text:style-name="T401">which</text:span><text:span text:style-name="T402"> </text:span><text:span text:style-name="T403">your</text:span><text:span text:style-name="T404"> </text:span><text:span text:style-name="T405">project</text:span><text:span text:style-name="T406"> </text:span><text:span text:style-name="T407">is</text:span><text:span text:style-name="T408"> </text:span><text:span text:style-name="T409">based</text:span><text:span text:style-name="T410">.</text:span></text:p>
      <text:p text:style-name="Text_20_body">This project will contain both Erlang and C++ code. My main goals are: * to minimize of the C++ part of the driver; * to make calls to a port thread-save.</text:p>
      <text:p text:style-name="Text_20_body">My project will use an Erlang driver interface. Each driver port will handle queries synchronously and will have their own set of objects.</text:p>
      <text:p text:style-name="Text_20_body">Ports can be collected into a pool using an Erlang code and can work in parallel. I am planning to shape the project as an Erlang/OTP application.</text:p>
      <text:p text:style-name="Text_20_body">I will use rebar for building and for dependency management, eunit for unit testing and proper or triq for property testing.</text:p>
      <text:p text:style-name="Text_20_body">I am planning to use the record syntax for retrieving information from a document and proplists or dict as a dictionary.</text:p>
      <text:p text:style-name="Text_20_body">I also think, <text:span text:style-name="T411">qlc</text:span><text:span text:style-name="T412">:</text:span><text:span text:style-name="T413">table</text:span> interface can help to implement iterators.</text:p>
      <text:p text:style-name="Text_20_body"><text:span text:style-name="T414">What</text:span><text:span text:style-name="T415"> </text:span><text:span text:style-name="T416">is</text:span><text:span text:style-name="T417"> </text:span><text:span text:style-name="T418">new</text:span><text:span text:style-name="T419"> </text:span><text:span text:style-name="T420">or</text:span><text:span text:style-name="T421"> </text:span><text:span text:style-name="T422">different</text:span><text:span text:style-name="T423"> </text:span><text:span text:style-name="T424">about</text:span><text:span text:style-name="T425"> </text:span><text:span text:style-name="T426">your</text:span><text:span text:style-name="T427"> </text:span><text:span text:style-name="T428">approach</text:span><text:span text:style-name="T429"> </text:span><text:span text:style-name="T430">which</text:span><text:span text:style-name="T431"> </text:span><text:span text:style-name="T432">hasn</text:span><text:span text:style-name="T433">'</text:span><text:span text:style-name="T434">t</text:span><text:span text:style-name="T435"> </text:span><text:span text:style-name="T436">been</text:span><text:span text:style-name="T437"> </text:span><text:span text:style-name="T438">done</text:span><text:span text:style-name="T439"> </text:span><text:span text:style-name="T440">or</text:span><text:span text:style-name="T441"> </text:span><text:span text:style-name="T442">wasn</text:span><text:span text:style-name="T443">'</text:span><text:span text:style-name="T444">t</text:span><text:span text:style-name="T445"> </text:span><text:span text:style-name="T446">possible</text:span><text:span text:style-name="T447"> </text:span><text:span text:style-name="T448">before</text:span><text:span text:style-name="T449">?</text:span></text:p>
      <text:p text:style-name="Text_20_body">Other bindings use SWIG. My approach is to use only <text:span text:style-name="T450">erl</text:span><text:span text:style-name="T451">_</text:span><text:span text:style-name="T452">driver</text:span> interface. It provides wide opportunities for customization. But it also requires more work and knowledges.</text:p>
      <text:p text:style-name="Text_20_body"><text:span text:style-name="T453">Do</text:span><text:span text:style-name="T454"> </text:span><text:span text:style-name="T455">you</text:span><text:span text:style-name="T456"> </text:span><text:span text:style-name="T457">have</text:span><text:span text:style-name="T458"> </text:span><text:span text:style-name="T459">any</text:span><text:span text:style-name="T460"> </text:span><text:span text:style-name="T461">preliminary</text:span><text:span text:style-name="T462"> </text:span><text:span text:style-name="T463">findings</text:span><text:span text:style-name="T464"> </text:span><text:span text:style-name="T465">or</text:span><text:span text:style-name="T466"> </text:span><text:span text:style-name="T467">results</text:span><text:span text:style-name="T468"> </text:span><text:span text:style-name="T469">which</text:span><text:span text:style-name="T470"> </text:span><text:span text:style-name="T471">suggest</text:span><text:span text:style-name="T472"> </text:span><text:span text:style-name="T473">that</text:span><text:span text:style-name="T474"> </text:span><text:span text:style-name="T475">your</text:span><text:span text:style-name="T476"> </text:span><text:span text:style-name="T477">approach</text:span><text:span text:style-name="T478"> </text:span><text:span text:style-name="T479">is</text:span><text:span text:style-name="T480"> </text:span><text:span text:style-name="T481">possible</text:span><text:span text:style-name="T482"> </text:span><text:span text:style-name="T483">and</text:span><text:span text:style-name="T484"> </text:span><text:span text:style-name="T485">likely</text:span><text:span text:style-name="T486"> </text:span><text:span text:style-name="T487">to</text:span><text:span text:style-name="T488"> </text:span><text:span text:style-name="T489">succeed</text:span><text:span text:style-name="T490">?</text:span></text:p>
      <text:p text:style-name="Text_20_body">Yes, I have.</text:p>
      <text:p text:style-name="Text_20_body">There are few interfaces in Erlang for C/C++ developers: cnode, driver, linked-in driver and NIFs. I will use a linked-in driver to minimize latency. This interface can be replaced by a driver easily.</text:p>
      <text:p text:style-name="Text_20_body">I will use a <text:span text:style-name="T491">gen</text:span><text:span text:style-name="T492">_</text:span><text:span text:style-name="T493">server</text:span> for encapsulation, because it is a time tested way to access to a shared object.</text:p>
      <text:p text:style-name="Text_20_body"><text:span text:style-name="T494">How</text:span><text:span text:style-name="T495"> </text:span><text:span text:style-name="T496">useful</text:span><text:span text:style-name="T497"> </text:span><text:span text:style-name="T498">will</text:span><text:span text:style-name="T499"> </text:span><text:span text:style-name="T500">your</text:span><text:span text:style-name="T501"> </text:span><text:span text:style-name="T502">results</text:span><text:span text:style-name="T503"> </text:span><text:span text:style-name="T504">be</text:span><text:span text:style-name="T505"> </text:span><text:span text:style-name="T506">when</text:span><text:span text:style-name="T507"> </text:span><text:span text:style-name="T508">not</text:span><text:span text:style-name="T509"> </text:span><text:span text:style-name="T510">everything</text:span><text:span text:style-name="T511"> </text:span><text:span text:style-name="T512">works</text:span><text:span text:style-name="T513"> </text:span><text:span text:style-name="T514">out</text:span><text:span text:style-name="T515"> </text:span><text:span text:style-name="T516">exactly</text:span><text:span text:style-name="T517"> </text:span><text:span text:style-name="T518">as</text:span><text:span text:style-name="T519"> </text:span><text:span text:style-name="T520">planned</text:span><text:span text:style-name="T521">?</text:span></text:p>
      <text:p text:style-name="Text_20_body">Bugs in Erlang code can be easy to find because of both supervising and logging. I will left C++ code as simple as possible to minimize bugs. I will create tests for simple refactoring.</text:p>
      <text:h text:style-name="Heading_20_1" text:outline-level="1">Project Timeline</text:h>
      <text:h text:style-name="Heading_20_2" text:outline-level="2">April - May 21th</text:h>
      <text:p text:style-name="First_20_paragraph"><text:span text:style-name="T522">There</text:span><text:span text:style-name="T523"> </text:span><text:span text:style-name="T524">are</text:span><text:span text:style-name="T525"> </text:span><text:span text:style-name="T526">4</text:span><text:span text:style-name="T527"> </text:span><text:span text:style-name="T528">weeks</text:span><text:span text:style-name="T529"> </text:span><text:span text:style-name="T530">of</text:span><text:span text:style-name="T531"> </text:span><text:span text:style-name="T532">"</text:span><text:span text:style-name="T533">community</text:span><text:span text:style-name="T534"> </text:span><text:span text:style-name="T535">bonding</text:span><text:span text:style-name="T536">"</text:span><text:span text:style-name="T537"> </text:span><text:span text:style-name="T538">after</text:span><text:span text:style-name="T539"> </text:span><text:span text:style-name="T540">accepted</text:span><text:span text:style-name="T541"> </text:span><text:span text:style-name="T542">students</text:span><text:span text:style-name="T543"> </text:span><text:span text:style-name="T544">are</text:span><text:span text:style-name="T545"> </text:span><text:span text:style-name="T546">announced</text:span><text:span text:style-name="T547">.</text:span></text:p>
      <text:p text:style-name="Text_20_body">Read more about Xapian and its API. Write examples by hands. Understand how blocks are working, splitting classes on groups.</text:p>
      <text:p text:style-name="Text_20_body">Creating an OTP application. Make a rebar plugin for easy configuration of building process. Create functions to connect to a database.</text:p>
      <text:p text:style-name="Text_20_body">Create datasets for testing. Develop and write tests.</text:p>
      <text:h text:style-name="Heading_20_2" text:outline-level="2">May 21th - July 9th</text:h>
      <text:p text:style-name="First_20_paragraph"><text:span text:style-name="T548">The</text:span><text:span text:style-name="T549"> </text:span><text:span text:style-name="T550">coding</text:span><text:span text:style-name="T551"> </text:span><text:span text:style-name="T552">period</text:span><text:span text:style-name="T553"> </text:span><text:span text:style-name="T554">consists</text:span><text:span text:style-name="T555"> </text:span><text:span text:style-name="T556">of</text:span><text:span text:style-name="T557"> </text:span><text:span text:style-name="T558">7</text:span><text:span text:style-name="T559"> </text:span><text:span text:style-name="T560">weeks</text:span><text:span text:style-name="T561"> </text:span><text:span text:style-name="T562">until</text:span><text:span text:style-name="T563"> </text:span><text:span text:style-name="T564">the</text:span><text:span text:style-name="T565"> </text:span><text:span text:style-name="T566">mid</text:span><text:span text:style-name="T567">-</text:span><text:span text:style-name="T568">term</text:span><text:span text:style-name="T569"> </text:span><text:span text:style-name="T570">(</text:span><text:span text:style-name="T571">July</text:span><text:span text:style-name="T572"> </text:span><text:span text:style-name="T573">9th</text:span><text:span text:style-name="T574">)</text:span><text:span text:style-name="T575">.</text:span></text:p>
      <text:list text:style-name="L4">
        <text:list-item>
          <text:p text:style-name="P4"><text:span text:style-name="T576">1</text:span><text:span text:style-name="T577"> </text:span><text:span text:style-name="T578">week</text:span><text:span text:style-name="T579">:</text:span> Writing code for making queries: Simple queries.</text:p>
        </text:list-item>
        <text:list-item>
          <text:p text:style-name="P4"><text:span text:style-name="T580">2</text:span><text:span text:style-name="T581"> </text:span><text:span text:style-name="T582">week</text:span><text:span text:style-name="T583">:</text:span> Writing code for making queries: Parametrized queries.</text:p>
        </text:list-item>
        <text:list-item>
          <text:p text:style-name="P4"><text:span text:style-name="T584">3</text:span><text:span text:style-name="T585"> </text:span><text:span text:style-name="T586">week</text:span><text:span text:style-name="T587">:</text:span> Writing index code: Simple indexes.</text:p>
        </text:list-item>
        <text:list-item>
          <text:p text:style-name="P4"><text:span text:style-name="T588">4</text:span><text:span text:style-name="T589"> </text:span><text:span text:style-name="T590">week</text:span><text:span text:style-name="T591">:</text:span> Writing index code: Indexes with parameters.</text:p>
        </text:list-item>
        <text:list-item>
          <text:p text:style-name="P4"><text:span text:style-name="T592">5</text:span><text:span text:style-name="T593"> </text:span><text:span text:style-name="T594">week</text:span><text:span text:style-name="T595">:</text:span> Writing iterators or replacement for them.</text:p>
        </text:list-item>
      </text:list>
      <text:h text:style-name="Heading_20_2" text:outline-level="2">July 10th - August 13th</text:h>
      <text:p text:style-name="First_20_paragraph"><text:span text:style-name="T596">5</text:span><text:span text:style-name="T597"> </text:span><text:span text:style-name="T598">weeks</text:span><text:span text:style-name="T599"> </text:span><text:span text:style-name="T600">to</text:span><text:span text:style-name="T601"> </text:span><text:span text:style-name="T602">the</text:span><text:span text:style-name="T603"> </text:span><text:span text:style-name="T604">"</text:span><text:span text:style-name="T605">suggested</text:span><text:span text:style-name="T606"> </text:span><text:span text:style-name="T607">'</text:span><text:span text:style-name="T608">pencils</text:span><text:span text:style-name="T609"> </text:span><text:span text:style-name="T610">down</text:span><text:span text:style-name="T611">'</text:span><text:span text:style-name="T612"> </text:span><text:span text:style-name="T613">date</text:span><text:span text:style-name="T614">"</text:span><text:span text:style-name="T615"> </text:span><text:span text:style-name="T616">(</text:span><text:span text:style-name="T617">August</text:span><text:span text:style-name="T618"> </text:span><text:span text:style-name="T619">13th</text:span><text:span text:style-name="T620">)</text:span><text:span text:style-name="T621">.</text:span></text:p>
      <text:list text:style-name="L5">
        <text:list-item>
          <text:p text:style-name="P5"><text:span text:style-name="T622">1</text:span><text:span text:style-name="T623"> </text:span><text:span text:style-name="T624">week</text:span><text:span text:style-name="T625">:</text:span> Managing exceptions and error handling. Writing documentation about error codes and exceptions.</text:p>
        </text:list-item>
        <text:list-item>
          <text:p text:style-name="P5"><text:span text:style-name="T626">2</text:span><text:span text:style-name="T627"> </text:span><text:span text:style-name="T628">week</text:span><text:span text:style-name="T629">:</text:span> Writing a pool with help of a pooler application. Testing supervisors.</text:p>
        </text:list-item>
        <text:list-item>
          <text:p text:style-name="P5"><text:span text:style-name="T630">3</text:span><text:span text:style-name="T631"> </text:span><text:span text:style-name="T632">week</text:span><text:span text:style-name="T633">:</text:span> Develop examples: simple index, simple search, console viewer.</text:p>
        </text:list-item>
        <text:list-item>
          <text:p text:style-name="P5"><text:span text:style-name="T634">4</text:span><text:span text:style-name="T635">-</text:span><text:span text:style-name="T636">5</text:span><text:span text:style-name="T637"> </text:span><text:span text:style-name="T638">week</text:span><text:span text:style-name="T639">:</text:span> Measuring efficiency, profiling, finding and fixing bottlenecks.</text:p>
        </text:list-item>
      </text:list>
      <text:h text:style-name="Heading_20_2" text:outline-level="2">August 14th - August 20th</text:h>
      <text:p text:style-name="First_20_paragraph"><text:span text:style-name="T640">1</text:span><text:span text:style-name="T641"> </text:span><text:span text:style-name="T642">week</text:span><text:span text:style-name="T643"> </text:span><text:span text:style-name="T644">to</text:span><text:span text:style-name="T645"> </text:span><text:span text:style-name="T646">the</text:span><text:span text:style-name="T647"> </text:span><text:span text:style-name="T648">"</text:span><text:span text:style-name="T649">firm</text:span><text:span text:style-name="T650"> </text:span><text:span text:style-name="T651">'</text:span><text:span text:style-name="T652">pencils</text:span><text:span text:style-name="T653"> </text:span><text:span text:style-name="T654">down</text:span><text:span text:style-name="T655">'</text:span><text:span text:style-name="T656"> </text:span><text:span text:style-name="T657">date</text:span><text:span text:style-name="T658">"</text:span><text:span text:style-name="T659"> </text:span><text:span text:style-name="T660">(</text:span><text:span text:style-name="T661">August</text:span><text:span text:style-name="T662"> </text:span><text:span text:style-name="T663">20th</text:span><text:span text:style-name="T664">)</text:span><text:span text:style-name="T665">.</text:span></text:p>
      <text:list text:style-name="L6">
        <text:list-item>
          <text:p text:style-name="P6"><text:span text:style-name="T666">1</text:span><text:span text:style-name="T667"> </text:span><text:span text:style-name="T668">week</text:span><text:span text:style-name="T669">:</text:span> Fixing minor bugs, polish documentation.</text:p>
        </text:list-item>
      </text:list>
      <text:h text:style-name="Heading_20_1" text:outline-level="1">Previous Discussion of your Project</text:h>
      <text:p text:style-name="First_20_paragraph">http://comments.gmane.org/gmane.comp.search.xapian.devel/18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